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 PL UKai CN" svg:font-family="'AR PL UKai CN'" style:font-pitch="variable"/>
    <style:font-face style:name="TSCu_Times" svg:font-family="TSCu_Times" style:font-pitch="variable"/>
    <style:font-face style:name="宋体" svg:font-family="宋体, SimSun" style:font-pitch="variable"/>
    <style:font-face style:name="AR PL UMing HK" svg:font-family="'AR PL UMing HK'"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automatic-styles>
    <style:style style:name="Table1" style:family="table">
      <style:table-properties style:width="12.532cm" fo:margin-left="2.48cm" fo:margin-right="1.986cm" table:align="margins"/>
    </style:style>
    <style:style style:name="Table1.A" style:family="table-column">
      <style:table-column-properties style:column-width="3.209cm" style:rel-column-width="16778*"/>
    </style:style>
    <style:style style:name="Table1.B" style:family="table-column">
      <style:table-column-properties style:column-width="9.324cm" style:rel-column-width="4875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AR PL UKai CN" fo:font-size="14pt" style:font-name-asian="AR PL UKai CN" style:font-size-asian="14pt" style:font-size-complex="14pt"/>
    </style:style>
    <style:style style:name="P3" style:family="paragraph" style:parent-style-name="Standard">
      <style:paragraph-properties fo:margin-left="-2.501cm" fo:margin-right="0cm" fo:text-indent="0cm" style:auto-text-indent="false"/>
      <style:text-properties style:font-name="AR PL UKai CN" fo:font-size="14pt" style:font-name-asian="AR PL UKai CN" style:font-size-asian="14pt" style:font-size-complex="14pt"/>
    </style:style>
    <style:style style:name="P4" style:family="paragraph" style:parent-style-name="Table_20_Contents">
      <style:text-properties style:font-name="AR PL UKai CN" fo:font-size="14pt" style:font-name-asian="AR PL UKai CN" style:font-size-asian="14pt" style:font-size-complex="14pt"/>
    </style:style>
    <style:style style:name="P5" style:family="paragraph" style:parent-style-name="Standard">
      <style:paragraph-properties fo:margin-left="-2.501cm" fo:margin-right="0cm" fo:text-indent="0cm" style:auto-text-indent="false"/>
      <style:text-properties style:font-name="AR PL UKai CN" fo:font-size="16pt" fo:font-weight="bold" style:font-name-asian="AR PL UKai CN" style:font-size-asian="16pt" style:font-weight-asian="bold" style:font-size-complex="16pt" style:font-weight-complex="bold"/>
    </style:style>
    <style:style style:name="P6" style:family="paragraph" style:parent-style-name="Standard">
      <style:paragraph-properties fo:text-align="start" style:justify-single-word="false" style:snap-to-layout-grid="false"/>
      <style:text-properties style:font-name="AR PL UKai CN" fo:font-size="14pt" style:font-name-asian="AR PL UKai CN" style:font-size-asian="14pt" style:font-size-complex="14pt"/>
    </style:style>
    <style:style style:name="P7" style:family="paragraph" style:parent-style-name="Standard">
      <style:paragraph-properties fo:text-align="start" style:justify-single-word="false" style:snap-to-layout-grid="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style:font-name="AR PL UKai CN" fo:font-size="14pt" style:font-name-asian="AR PL UKai CN" style:font-size-asian="14pt" style:font-size-complex="14pt"/>
    </style:style>
    <style:style style:name="P10" style:family="paragraph" style:parent-style-name="Standard">
      <style:paragraph-properties fo:margin-left="0cm" fo:margin-right="0cm" fo:text-align="start" style:justify-single-word="false" fo:text-indent="0cm" style:auto-text-indent="false" style:snap-to-layout-grid="false"/>
      <style:text-properties style:font-name="AR PL UKai CN" fo:font-size="14pt" style:font-name-asian="AR PL UKai CN" style:font-size-asian="14pt" style:font-size-complex="14pt"/>
    </style:style>
    <style:style style:name="T1" style:family="text">
      <style:text-properties style:font-name="AR PL UKai CN" fo:font-size="14pt" style:font-name-asian="AR PL UKai CN" style:font-size-asian="14pt" style:font-size-complex="14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style:letter-kerning="true" style:font-size-asian="16pt" style:font-weight-asian="bold" style:font-name-complex="宋体" style:font-size-complex="16pt" style:font-weight-complex="bold"/>
    </style:style>
    <style:style style:name="T4" style:family="text">
      <style:text-properties fo:font-size="16pt" fo:font-weight="bold" style:letter-kerning="true" style:font-size-asian="16pt" style:language-asian="zh" style:country-asian="CN" style:font-weight-asian="bold" style:font-name-complex="宋体" style:font-size-complex="16pt" style:font-weight-complex="bold"/>
    </style:style>
    <style:style style:name="T5" style:family="text">
      <style:text-properties fo:color="#000000"/>
    </style:style>
    <style:style style:name="T6" style:family="text">
      <style:text-properties fo:color="#000000" fo:font-size="14pt" style:text-underline-style="none" style:font-name-asian="AR PL UKai CN" style:font-size-asian="14pt" style:font-size-complex="14pt"/>
    </style:style>
    <style:style style:name="T7" style:family="text">
      <style:text-properties fo:color="#000000" style:text-underline-style="none"/>
    </style:style>
    <style:style style:name="T8" style:family="text">
      <style:text-properties fo:color="#000000" style:font-name="TSCu_Times"/>
    </style:style>
    <style:style style:name="T9" style:family="text">
      <style:text-properties fo:color="#000000" style:font-name="TSCu_Times" style:text-underline-style="none"/>
    </style:style>
    <style:style style:name="T10" style:family="text">
      <style:text-properties fo:color="#000000" style:font-name="TSCu_Times" fo:font-size="13pt" style:font-size-asian="13pt" style:font-size-complex="13pt"/>
    </style:style>
    <style:style style:name="T11" style:family="text">
      <style:text-properties fo:color="#000000" style:font-name="TSCu_Times" fo:font-size="13pt" style:text-underline-style="none"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16"/><text:span text:style-name="T3">基于龙芯的远程实时</text:span><text:span text:style-name="T4">安全</text:span><text:span text:style-name="T3">控制系统</text:span><text:span text:style-name="T2">设计队伍构成和分工</text:span></text:p>
      <text:p text:style-name="P5"><text:s/></text:p>
      <text:p text:style-name="P3"><text:s text:c="13"/>团队名称：AirFly <text:s/></text:p>
      <text:p text:style-name="P3"><text:s text:c="13"/>指导老师：周庆国</text:p>
      <text:p text:style-name="P3"><text:s text:c="13"/>队员: <text:s text:c="4"/>孙建蛟</text:p>
      <text:p text:style-name="P3"><text:s text:c="23"/>张岩江</text:p>
      <text:p text:style-name="P3"><text:s text:c="23"/>刘泉影</text:p>
      <text:p text:style-name="P2"><text:s text:c="2"/></text:p>
      <text:p text:style-name="P2"><text:s text:c="2"/>项目分工：</text:p>
      <table:table table:name="Table1" table:style-name="Table1">
        <table:table-column table:style-name="Table1.A"/>
        <table:table-column table:style-name="Table1.B"/>
        <table:table-row>
          <table:table-cell table:style-name="Table1.A1" office:value-type="string">
            <text:p text:style-name="P4">孙建蛟</text:p>
          </table:table-cell>
          <table:table-cell table:style-name="Table1.B1" office:value-type="string">
            <text:p text:style-name="P4">项目管理，步进电机控制模块，龙芯脉珑2E实时内核，防火墙功能，I/O控制模块，模式控制模块，转速控制模块，启动停止模块，系统集成</text:p>
          </table:table-cell>
        </table:table-row>
        <table:table-row>
          <table:table-cell table:style-name="Table1.A2" office:value-type="string">
            <text:p text:style-name="P4">张岩江</text:p>
          </table:table-cell>
          <table:table-cell table:style-name="Table1.B2" office:value-type="string">
            <text:p text:style-name="P4">用户访问控制模块，用户管理模块，网络通信模块，用户密码修改模块，I/O控制模块，<text:bookmark-start text:name="DDE_LINK"/>模式控制模块，转速控制模块<text:bookmark-end text:name="DDE_LINK"/>，启动停止模块，系统集成</text:p>
          </table:table-cell>
        </table:table-row>
        <table:table-row>
          <table:table-cell table:style-name="Table1.A2" office:value-type="string">
            <text:p text:style-name="P4">刘泉影</text:p>
          </table:table-cell>
          <table:table-cell table:style-name="Table1.B2" office:value-type="string">
            <text:p text:style-name="P4">用户界面模块，基本环境的搭建，转速返回模块，模式返回模块，硬件测评，日志功能，系统集成</text:p>
          </table:table-cell>
        </table:table-row>
      </table:table>
      <text:p text:style-name="P2"><text:s text:c="3"/></text:p>
      <text:p text:style-name="P2"><text:s text:c="3"/>联系我们：</text:p>
      <text:p text:style-name="P2"><text:s text:c="3"/>地址:甘肃省兰州大学以学校区学生公寓1＃229</text:p>
      <text:p text:style-name="P2"><text:s text:c="3"/>邮编:730000</text:p>
      <text:p text:style-name="P2"><text:s text:c="3"/>联系电话：13659499671 <text:s text:c="2"/></text:p>
      <text:p text:style-name="P2"><text:s text:c="13"/>15095382382</text:p>
      <text:p text:style-name="P2"><text:s text:c="3"/>联系人：孙建蛟 张岩江</text:p>
      <text:p text:style-name="P1"><text:span text:style-name="T1"><text:s text:c="3"/>电子邮件：</text:span><text:a xlink:type="simple" xlink:href="mailto:sunjianjiao@gmail.com"><text:span text:style-name="T1">sunjianjiao@gmail.com</text:span></text:a><text:span text:style-name="T1"> </text:span></text:p>
      <text:p text:style-name="P1"><text:a xlink:type="simple" xlink:href="mailto:huaqianyujiang@gmail.com"><text:span text:style-name="T1"><text:tab/><text:tab/> <text:s/>huaqianyujiang@gmail.com</text:span></text:a></text:p>
      <text:p text:style-name="P2"><text:s text:c="2"/></text:p>
      <text:p text:style-name="P2"><text:s text:c="3"/>团队blog：http://airfly.oss.lzu.edu.cn </text:p>
      <text:p text:style-name="P2"><text:s text:c="3"/>口号：I can ,I Believe!</text:p>
      <text:p text:style-name="P6"><text:s text:c="3"/>致谢 :</text:p>
      <text:p text:style-name="P7"><text:span text:style-name="T1"><text:s text:c="4"/>感谢</text:span><text:a xlink:type="simple" xlink:href="http://www.iscas.ac.cn/" office:target-frame-name="_blank" xlink:show="new"><text:span text:style-name="T6">中国科学院软件研究所</text:span></text:a><text:span text:style-name="T1">给我们提供了发挥我们想象力和开发能力的机会,使我们可以借此机遇获得宝贵的经验和知识,并且我们要由衷的感谢软件所</text:span><text:soft-page-break/><text:span text:style-name="T1">的老师对我们的问题的耐心解答。 </text:span></text:p>
      <text:p text:style-name="P6"><text:s text:c="4"/>特别感谢兰州大学信息学院分布式与嵌入式系统实验室的周庆国老师对我们团队的大力支持和帮助。</text:p>
      <text:p text:style-name="P7"><text:span text:style-name="T1"><text:s text:c="4"/>感谢兰州大学信息学院分布式与嵌入式系统实验室</text:span><text:bookmark text:name="RT_PREEMPTforloongson"/><text:span text:style-name="T1">的师兄师姐给予我们的帮助和为我们提供如此优越的科研条件。特别感谢实验室</text:span><text:span text:style-name="T10">RT_PREEMPT for loongson</text:span><text:a xlink:type="simple" xlink:href="http://dev.lemote.com/code/rt4ls#RT_PREEMPTforloongson"><text:span text:style-name="T11"> </text:span></text:a><text:a xlink:type="simple" xlink:href="http://dev.lemote.com/code/rt4ls#RT_PREEMPTforloongson"><text:span text:style-name="T6">的维护者吴章金师兄对我们的耐心解答。</text:span></text:a></text:p>
      <text:p text:style-name="P10"><text:s text:c="3"/>同时感谢各位 Airfly成员的不断奋斗。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 PL UKai CN" svg:font-family="'AR PL UKai CN'" style:font-pitch="variable"/>
    <style:font-face style:name="TSCu_Times" svg:font-family="TSCu_Times" style:font-pitch="variable"/>
    <style:font-face style:name="宋体" svg:font-family="宋体, SimSun" style:font-pitch="variable"/>
    <style:font-face style:name="AR PL UMing HK" svg:font-family="'AR PL UMing HK'"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HK" fo:font-size="12pt" fo:language="en" fo:country="US" style:letter-kerning="true" style:font-name-asian="AR PL UMing HK2" style:font-size-asian="10.5pt" style:language-asian="zh" style:country-asian="CN" style:font-name-complex="AR PL UMing HK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 PL UMing HK1" fo:font-size="14pt" style:font-name-asian="AR PL UMing HK2" style:font-size-asian="14pt" style:font-name-complex="AR PL UMing HK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9-08-29T11:15:14</meta:creation-date>
    <dc:date>2009-08-31T20:13:39</dc:date>
    <meta:editing-cycles>19</meta:editing-cycles>
    <meta:editing-duration>PT06H08M55S</meta:editing-duration>
    <meta:document-statistic meta:table-count="1" meta:image-count="0" meta:object-count="0" meta:page-count="2" meta:paragraph-count="32" meta:word-count="278" meta:character-count="855"/>
    <meta:user-defined meta:name="Info 1"/>
    <meta:user-defined meta:name="Info 2"/>
    <meta:user-defined meta:name="Info 3"/>
    <meta:user-defined meta:name="Info 4"/>
  </office:meta>
</office:document-meta>
</file>